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5.215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2.548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274cm" fo:min-width="3.183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274cm" fo:min-width="3.564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3.437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0.431cm" svg:y1="7.985cm" svg:x2="22.59cm" svg:y2="7.418cm" draw:start-shape="id1" draw:start-glue-point="1" draw:end-shape="id2" draw:end-glue-point="3" svg:d="M20431 7985c1618 0 539-567 2159-567" svg:viewBox="0 0 2160 568">
          <text:p/>
        </draw:connector>
        <draw:frame draw:style-name="gr2" draw:text-style-name="P3" draw:layer="layout" svg:width="14.351cm" svg:height="1.673cm" svg:x="6.825cm" svg:y="1.889cm">
          <draw:text-box>
            <text:p text:style-name="P2">8 Channel Numerically Controlled Oscillator</text:p>
          </draw:text-box>
        </draw:frame>
        <draw:connector draw:style-name="gr3" draw:text-style-name="P1" draw:layer="layout" draw:type="curve" svg:x1="20.431cm" svg:y1="11.541cm" svg:x2="22.59cm" svg:y2="11.109cm" draw:start-shape="id3" draw:start-glue-point="1" draw:end-shape="id4" draw:end-glue-point="3" svg:d="M20431 11541c1618 0 539-432 2159-432" svg:viewBox="0 0 2160 433">
          <text:p/>
        </draw:connector>
        <draw:connector draw:style-name="gr3" draw:text-style-name="P1" draw:layer="layout" draw:type="curve" svg:x1="20.431cm" svg:y1="18.907cm" svg:x2="22.59cm" svg:y2="19.415cm" draw:start-shape="id5" draw:start-glue-point="1" draw:end-shape="id6" draw:end-glue-point="3" svg:d="M20431 18907c1618 0 539 508 2159 508" svg:viewBox="0 0 2160 509">
          <text:p/>
        </draw:connector>
        <draw:connector draw:style-name="gr3" draw:text-style-name="P1" draw:layer="layout" draw:type="curve" svg:x1="20.431cm" svg:y1="11.541cm" svg:x2="22.59cm" svg:y2="12.032cm" draw:start-shape="id3" draw:start-glue-point="1" draw:end-shape="id7" draw:end-glue-point="3" svg:d="M20431 11541c1618 0 539 491 2159 491" svg:viewBox="0 0 2160 492">
          <text:p/>
        </draw:connector>
        <draw:connector draw:style-name="gr3" draw:text-style-name="P1" draw:layer="layout" draw:type="curve" svg:x1="5.318cm" svg:y1="5.699cm" svg:x2="22.59cm" svg:y2="5.572cm" draw:start-shape="id8" draw:start-glue-point="1" draw:end-shape="id9" draw:end-glue-point="3" svg:d="M5318 5699c12954 0 4318-127 17272-127" svg:viewBox="0 0 17273 128">
          <text:p/>
        </draw:connector>
        <draw:connector draw:style-name="gr3" draw:text-style-name="P1" draw:layer="layout" draw:type="curve" svg:x1="5.318cm" svg:y1="5.699cm" svg:x2="16.748cm" svg:y2="7.985cm" draw:start-shape="id8" draw:start-glue-point="1" draw:end-shape="id1" draw:end-glue-point="3" svg:d="M5318 5699c8571 0 2856 2286 11430 2286" svg:viewBox="0 0 11431 2287">
          <text:p/>
        </draw:connector>
        <draw:connector draw:style-name="gr1" draw:text-style-name="P1" draw:layer="layout" draw:type="curve" svg:x1="20.431cm" svg:y1="15.224cm" svg:x2="22.59cm" svg:y2="15.724cm" draw:start-shape="id10" draw:start-glue-point="1" draw:end-shape="id11" draw:end-glue-point="3" svg:d="M20431 15224c1618 0 539 500 2159 500" svg:viewBox="0 0 2160 501">
          <text:p/>
        </draw:connector>
        <draw:connector draw:style-name="gr3" draw:text-style-name="P1" draw:layer="layout" draw:type="curve" svg:x1="20.431cm" svg:y1="18.907cm" svg:x2="22.59cm" svg:y2="18.492cm" draw:start-shape="id5" draw:start-glue-point="1" draw:end-shape="id12" draw:end-glue-point="3" svg:d="M20431 18907c1618 0 539-415 2159-415" svg:viewBox="0 0 2160 416">
          <text:p/>
        </draw:connector>
        <draw:connector draw:style-name="gr3" draw:text-style-name="P1" draw:layer="layout" draw:type="curve" svg:x1="20.431cm" svg:y1="15.224cm" svg:x2="22.59cm" svg:y2="14.801cm" draw:start-shape="id10" draw:end-shape="id13" draw:end-glue-point="3" svg:d="M20431 15224c1618 0 539-423 2159-423" svg:viewBox="0 0 2160 424">
          <text:p/>
        </draw:connector>
        <draw:custom-shape draw:style-name="gr4" draw:text-style-name="P1" xml:id="id25" draw:id="id25" draw:layer="layout" svg:width="5.715cm" svg:height="0.762cm" svg:x="1.381cm" svg:y="4.175cm">
          <text:p text:style-name="P2">+ 8 * frequency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048cm" svg:height="0.762cm" svg:x="22.59cm" svg:y="5.191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4" draw:id="id14" draw:layer="layout" svg:width="3.048cm" svg:height="0.762cm" svg:x="22.59cm" svg:y="6.114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048cm" svg:height="0.762cm" svg:x="22.59cm" svg:y="7.037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5" draw:id="id15" draw:layer="layout" svg:width="3.048cm" svg:height="0.762cm" svg:x="22.59cm" svg:y="7.96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" draw:id="id17" draw:layer="layout" svg:width="3.048cm" svg:height="0.762cm" svg:x="22.59cm" svg:y="8.882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8" draw:id="id18" draw:layer="layout" svg:width="3.048cm" svg:height="0.762cm" svg:x="22.59cm" svg:y="9.805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3.048cm" svg:height="0.762cm" svg:x="22.59cm" svg:y="10.728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3.048cm" svg:height="0.762cm" svg:x="22.59cm" svg:y="11.651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layout" svg:width="3.048cm" svg:height="0.762cm" svg:x="22.59cm" svg:y="12.574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1" draw:id="id21" draw:layer="layout" svg:width="3.048cm" svg:height="0.762cm" svg:x="22.59cm" svg:y="13.497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3" draw:id="id13" draw:layer="layout" svg:width="3.048cm" svg:height="0.762cm" svg:x="22.59cm" svg:y="14.42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1" draw:id="id11" draw:layer="layout" svg:width="3.048cm" svg:height="0.762cm" svg:x="22.59cm" svg:y="15.343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3" draw:id="id23" draw:layer="layout" svg:width="3.048cm" svg:height="0.762cm" svg:x="22.59cm" svg:y="16.265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4" draw:id="id24" draw:layer="layout" svg:width="3.048cm" svg:height="0.762cm" svg:x="22.59cm" svg:y="17.188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2" draw:id="id12" draw:layer="layout" svg:width="3.048cm" svg:height="0.762cm" svg:x="22.59cm" svg:y="18.111cm">
          <text:p text:style-name="P2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048cm" svg:height="0.762cm" svg:x="22.59cm" svg:y="19.034cm">
          <text:p text:style-name="P2">-s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5.318cm" svg:y1="5.699cm" svg:x2="22.59cm" svg:y2="6.495cm" draw:start-shape="id8" draw:start-glue-point="1" draw:end-shape="id14" draw:end-glue-point="3" svg:d="M5318 5699c12954 0 4318 796 17272 796" svg:viewBox="0 0 17273 797">
          <text:p/>
        </draw:connector>
        <draw:connector draw:style-name="gr3" draw:text-style-name="P1" draw:layer="layout" draw:type="curve" svg:x1="20.431cm" svg:y1="7.985cm" svg:x2="22.59cm" svg:y2="8.341cm" draw:start-shape="id1" draw:start-glue-point="1" draw:end-shape="id15" draw:end-glue-point="3" svg:d="M20431 7985c1618 0 539 356 2159 356" svg:viewBox="0 0 2160 357">
          <text:p/>
        </draw:connector>
        <draw:custom-shape draw:style-name="gr6" draw:text-style-name="P1" xml:id="id1" draw:id="id1" draw:layer="layout" svg:width="3.683cm" svg:height="1.524cm" svg:x="16.748cm" svg:y="7.223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layout" svg:width="3.683cm" svg:height="1.524cm" svg:x="16.748cm" svg:y="10.779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0" draw:id="id10" draw:layer="layout" svg:width="3.683cm" svg:height="1.524cm" svg:x="16.748cm" svg:y="14.462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3.683cm" svg:height="1.524cm" svg:x="16.748cm" svg:y="18.145cm">
          <text:p text:style-name="P2">+ frequenc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6" draw:id="id16" draw:layer="layout" svg:width="4.064cm" svg:height="1.524cm" svg:x="10.906cm" svg:y="9.001cm">
          <text:p text:style-name="P2">+2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4.97cm" svg:y1="9.763cm" svg:x2="22.59cm" svg:y2="9.263cm" draw:start-shape="id16" draw:start-glue-point="1" draw:end-shape="id17" draw:end-glue-point="3" svg:d="M14970 9763c5715 0 1905-500 7620-500" svg:viewBox="0 0 7621 501">
          <text:p/>
        </draw:connector>
        <draw:connector draw:style-name="gr3" draw:text-style-name="P1" draw:layer="layout" draw:type="curve" svg:x1="14.97cm" svg:y1="9.763cm" svg:x2="22.59cm" svg:y2="10.186cm" draw:start-shape="id16" draw:start-glue-point="1" draw:end-shape="id18" draw:end-glue-point="3" svg:d="M14970 9763c5715 0 1905 423 7620 423" svg:viewBox="0 0 7621 424">
          <text:p/>
        </draw:connector>
        <draw:connector draw:style-name="gr3" draw:text-style-name="P1" draw:layer="layout" draw:type="curve" svg:x1="14.97cm" svg:y1="9.763cm" svg:x2="16.748cm" svg:y2="11.541cm" draw:start-shape="id16" draw:start-glue-point="1" draw:end-shape="id3" draw:end-glue-point="3" svg:d="M14970 9763c1333 0 445 1778 1778 1778" svg:viewBox="0 0 1779 1779">
          <text:p/>
        </draw:connector>
        <draw:custom-shape draw:style-name="gr7" draw:text-style-name="P1" xml:id="id22" draw:id="id22" draw:layer="layout" svg:width="4.064cm" svg:height="1.524cm" svg:x="10.906cm" svg:y="16.113cm">
          <text:p text:style-name="P2">+2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144cm" svg:y1="13.065cm" svg:x2="22.59cm" svg:y2="12.955cm" draw:start-shape="id19" draw:start-glue-point="1" draw:end-shape="id20" draw:end-glue-point="3" svg:d="M10144 13065c9334 0 3112-110 12446-110" svg:viewBox="0 0 12447 111">
          <text:p/>
        </draw:connector>
        <draw:connector draw:style-name="gr3" draw:text-style-name="P1" draw:layer="layout" draw:type="curve" svg:x1="10.144cm" svg:y1="13.065cm" svg:x2="22.59cm" svg:y2="13.878cm" draw:start-shape="id19" draw:start-glue-point="1" draw:end-shape="id21" draw:end-glue-point="3" svg:d="M10144 13065c9334 0 3112 813 12446 813" svg:viewBox="0 0 12447 814">
          <text:p/>
        </draw:connector>
        <draw:connector draw:style-name="gr3" draw:text-style-name="P1" draw:layer="layout" draw:type="curve" svg:x1="10.144cm" svg:y1="13.065cm" svg:x2="16.748cm" svg:y2="15.224cm" draw:start-shape="id19" draw:start-glue-point="1" draw:end-shape="id10" draw:end-glue-point="3" svg:d="M10144 13065c4953 0 1651 2159 6604 2159" svg:viewBox="0 0 6605 2160">
          <text:p/>
        </draw:connector>
        <draw:connector draw:style-name="gr3" draw:text-style-name="P1" draw:layer="layout" draw:type="curve" svg:x1="14.97cm" svg:y1="16.875cm" svg:x2="22.59cm" svg:y2="16.646cm" draw:start-shape="id22" draw:start-glue-point="1" draw:end-shape="id23" draw:end-glue-point="3" svg:d="M14970 16875c5715 0 1905-229 7620-229" svg:viewBox="0 0 7621 230">
          <text:p/>
        </draw:connector>
        <draw:connector draw:style-name="gr3" draw:text-style-name="P1" draw:layer="layout" draw:type="curve" svg:x1="14.97cm" svg:y1="16.875cm" svg:x2="22.59cm" svg:y2="17.569cm" draw:start-shape="id22" draw:start-glue-point="1" draw:end-shape="id24" svg:d="M14970 16875c5715 0 1905 694 7620 694" svg:viewBox="0 0 7621 695">
          <text:p/>
        </draw:connector>
        <draw:connector draw:style-name="gr3" draw:text-style-name="P1" draw:layer="layout" draw:type="curve" svg:x1="14.97cm" svg:y1="16.875cm" svg:x2="16.748cm" svg:y2="18.907cm" draw:start-shape="id22" draw:start-glue-point="1" draw:end-shape="id5" draw:end-glue-point="3" svg:d="M14970 16875c1333 0 445 2032 1778 2032" svg:viewBox="0 0 1779 2033">
          <text:p/>
        </draw:connector>
        <draw:custom-shape draw:style-name="gr7" draw:text-style-name="P1" xml:id="id19" draw:id="id19" draw:layer="layout" svg:width="4.064cm" svg:height="1.524cm" svg:x="6.08cm" svg:y="12.303cm">
          <text:p text:style-name="P2">+4*frequenc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144cm" svg:y1="13.065cm" svg:x2="10.906cm" svg:y2="16.875cm" draw:start-shape="id19" draw:start-glue-point="1" draw:end-shape="id22" draw:end-glue-point="3" svg:d="M10144 13065c777 0 518 1905 381 1905s-396 1905 381 1905" svg:viewBox="0 0 763 3811">
          <text:p/>
        </draw:connector>
        <draw:connector draw:style-name="gr3" draw:text-style-name="P1" draw:layer="layout" draw:type="curve" svg:x1="8.747cm" svg:y1="13.319cm" svg:x2="8.747cm" svg:y2="13.319cm" svg:d="M8747 13319z" svg:viewBox="0 0 1 1">
          <text:p/>
        </draw:connector>
        <draw:connector draw:style-name="gr3" draw:text-style-name="P1" draw:layer="layout" draw:type="curve" svg:x1="5.318cm" svg:y1="5.699cm" svg:x2="10.906cm" svg:y2="9.763cm" draw:start-shape="id8" draw:start-glue-point="1" draw:end-shape="id16" draw:end-glue-point="3" svg:d="M5318 5699c4191 0 1397 4064 5588 4064" svg:viewBox="0 0 5589 4065">
          <text:p/>
        </draw:connector>
        <draw:connector draw:style-name="gr3" draw:text-style-name="P1" draw:layer="layout" draw:type="curve" svg:x1="5.318cm" svg:y1="5.699cm" svg:x2="6.08cm" svg:y2="13.065cm" draw:start-shape="id8" draw:start-glue-point="1" draw:end-shape="id19" draw:end-glue-point="3" svg:d="M5318 5699c775 0 518 3493 381 3493-136 0-396 3873 381 3873" svg:viewBox="0 0 763 7367">
          <text:p/>
        </draw:connector>
        <draw:custom-shape draw:style-name="gr8" draw:text-style-name="P1" xml:id="id8" draw:id="id8" draw:layer="layout" svg:width="3.937cm" svg:height="0.762cm" svg:x="1.381cm" svg:y="5.318cm">
          <text:p text:style-name="P2">accumula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318cm" svg:y1="5.699cm" svg:x2="7.096cm" svg:y2="4.556cm" draw:start-shape="id8" draw:start-glue-point="1" draw:end-shape="id25" draw:end-glue-point="1" svg:d="M5318 5699c3442 0 2553-1143 1778-1143" svg:viewBox="0 0 2490 1144">
          <text:p/>
        </draw:connector>
        <draw:connector draw:style-name="gr3" draw:text-style-name="P1" draw:layer="layout" draw:type="curve" svg:x1="1.381cm" svg:y1="4.556cm" svg:x2="1.381cm" svg:y2="5.699cm" draw:start-shape="id25" draw:start-glue-point="3" draw:end-shape="id8" draw:end-glue-point="3" svg:d="M1381 4556c-778 0-778 1143 0 1143" svg:viewBox="0 0 584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04T11:33:34.353501667</dc:date>
    <meta:editing-duration>PT17M53S</meta:editing-duration>
    <meta:editing-cycles>3</meta:editing-cycles>
    <meta:generator>LibreOffice/5.2.2.2$Linux_X86_64 LibreOffice_project/20m0$Build-2</meta:generator>
    <meta:document-statistic meta:object-count="52"/>
  </office:meta>
</office:document-meta>
</file>